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7.7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4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6cm" fo:min-width="0cm"/>
    </style:style>
    <style:style style:name="gr6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ed1c24" draw:marker-start-width="0.276cm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929cm"/>
    </style:style>
    <style:style style:name="gr9" style:family="graphic" style:parent-style-name="standard">
      <style:graphic-properties svg:stroke-color="#ed1c24" draw:fill-color="#ffffff" draw:textarea-horizontal-align="justify" draw:textarea-vertical-align="middle" draw:auto-grow-height="false" fo:min-height="0.766cm" fo:min-width="2.929cm"/>
    </style:style>
    <style:style style:name="gr10" style:family="graphic" style:parent-style-name="standard">
      <style:graphic-properties svg:stroke-color="#f58220" draw:fill-color="#ffffff" draw:textarea-horizontal-align="justify" draw:textarea-vertical-align="middle" draw:auto-grow-height="false" fo:min-height="0.766cm" fo:min-width="2.929cm"/>
    </style:style>
    <style:style style:name="gr11" style:family="graphic" style:parent-style-name="standard">
      <style:graphic-properties svg:stroke-width="0.051cm" svg:stroke-color="#aa55a1" draw:marker-start-width="0.276cm" draw:marker-end-width="0.276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</style:style>
    <style:style style:name="gr14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58220" draw:marker-start-width="0.276cm" draw:marker-end-width="0.276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95cm" fo:min-width="0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19.82cm"/>
    </style:style>
    <style:style style:name="gr18" style:family="graphic" style:parent-style-name="standard">
      <style:graphic-properties draw:stroke="solid" svg:stroke-color="#f5822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1cm" svg:stroke-color="#00a65d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color="#ce181e"/>
    </style:style>
    <style:style style:name="P6" style:family="paragraph">
      <loext:graphic-properties draw:fill="none" draw:fill-color="#ffffff"/>
      <style:paragraph-properties fo:text-align="center"/>
      <style:text-properties fo:color="#ce181e"/>
    </style:style>
    <style:style style:name="P7" style:family="paragraph">
      <style:paragraph-properties fo:text-align="center"/>
      <style:text-properties fo:color="#f58220"/>
    </style:style>
    <style:style style:name="P8" style:family="paragraph">
      <loext:graphic-properties draw:fill="none" draw:fill-color="#ffffff"/>
      <style:paragraph-properties fo:text-align="center"/>
      <style:text-properties fo:color="#f58220"/>
    </style:style>
    <style:style style:name="P9" style:family="paragraph">
      <style:text-properties fo:color="#ce181e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style:text-properties fo:color="#f58220"/>
    </style:style>
    <style:style style:name="P12" style:family="paragraph">
      <loext:graphic-properties draw:fill="none" draw:fill-color="#ffffff"/>
      <style:text-properties fo:color="#f58220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</style:style>
    <style:style style:name="P15" style:family="paragraph">
      <style:paragraph-properties fo:text-align="center"/>
      <style:text-properties fo:color="#aa55a1"/>
    </style:style>
    <style:style style:name="P16" style:family="paragraph">
      <loext:graphic-properties draw:fill="none" draw:fill-color="#ffffff"/>
      <style:paragraph-properties fo:text-align="center"/>
      <style:text-properties fo:color="#aa55a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e181e" fo:font-size="10pt" style:font-size-asian="10pt" style:font-size-complex="10pt"/>
    </style:style>
    <style:style style:name="T3" style:family="text">
      <style:text-properties fo:color="#f58220" fo:font-size="10pt" style:font-size-asian="10pt" style:font-size-complex="10pt"/>
    </style:style>
    <style:style style:name="T4" style:family="text">
      <style:text-properties fo:color="#ce181e"/>
    </style:style>
    <style:style style:name="T5" style:family="text">
      <style:text-properties fo:color="#f58220"/>
    </style:style>
    <style:style style:name="T6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aa55a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54cm" svg:x="1.254cm" svg:y="1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09cm" svg:height="0.962cm" svg:x="1.281cm" svg:y="1.281cm">
          <draw:text-box>
            <text:p>CFAG12864S</text:p>
          </draw:text-box>
        </draw:frame>
        <draw:custom-shape draw:style-name="gr3" draw:text-style-name="P1" draw:layer="layout" svg:width="6.931cm" svg:height="2.286cm" svg:x="2.705cm" svg:y="7.47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26cm" svg:height="0.962cm" svg:x="2.732cm" svg:y="8.131cm">
          <draw:text-box>
            <text:p>Sparkfun BOB-12009</text:p>
          </draw:text-box>
        </draw:frame>
        <draw:frame draw:style-name="gr4" draw:text-style-name="P4" xml:id="id40" draw:id="id40" draw:layer="layout" svg:width="1.015cm" svg:height="0.645cm" svg:x="1.255cm" svg:y="3.119cm">
          <draw:text-box>
            <text:p text:style-name="P3"><text:span text:style-name="T1">20</text:span></text:p>
          </draw:text-box>
        </draw:frame>
        <draw:frame draw:style-name="gr4" draw:text-style-name="P4" xml:id="id41" draw:id="id41" draw:layer="layout" svg:width="1.015cm" svg:height="0.645cm" svg:x="1.856cm" svg:y="3.12cm">
          <draw:text-box>
            <text:p text:style-name="P3"><text:span text:style-name="T1">19</text:span></text:p>
          </draw:text-box>
        </draw:frame>
        <draw:frame draw:style-name="gr4" draw:text-style-name="P4" xml:id="id13" draw:id="id13" draw:layer="layout" svg:width="1.015cm" svg:height="0.645cm" svg:x="3.257cm" svg:y="3.121cm">
          <draw:text-box>
            <text:p text:style-name="P3"><text:span text:style-name="T1">18</text:span></text:p>
          </draw:text-box>
        </draw:frame>
        <draw:frame draw:style-name="gr4" draw:text-style-name="P4" xml:id="id11" draw:id="id11" draw:layer="layout" svg:width="1.015cm" svg:height="0.645cm" svg:x="4.958cm" svg:y="3.122cm">
          <draw:text-box>
            <text:p text:style-name="P3"><text:span text:style-name="T1">6</text:span></text:p>
          </draw:text-box>
        </draw:frame>
        <draw:frame draw:style-name="gr4" draw:text-style-name="P4" xml:id="id9" draw:id="id9" draw:layer="layout" svg:width="1.015cm" svg:height="0.645cm" svg:x="5.659cm" svg:y="3.123cm">
          <draw:text-box>
            <text:p text:style-name="P3"><text:span text:style-name="T1">5</text:span></text:p>
          </draw:text-box>
        </draw:frame>
        <draw:frame draw:style-name="gr4" draw:text-style-name="P4" xml:id="id7" draw:id="id7" draw:layer="layout" svg:width="1.015cm" svg:height="0.645cm" svg:x="6.36cm" svg:y="3.124cm">
          <draw:text-box>
            <text:p text:style-name="P3"><text:span text:style-name="T1">4</text:span></text:p>
          </draw:text-box>
        </draw:frame>
        <draw:frame draw:style-name="gr4" draw:text-style-name="P4" xml:id="id16" draw:id="id16" draw:layer="layout" svg:width="1.015cm" svg:height="0.645cm" svg:x="7.061cm" svg:y="3.125cm">
          <draw:text-box>
            <text:p text:style-name="P3"><text:span text:style-name="T1">3</text:span></text:p>
          </draw:text-box>
        </draw:frame>
        <draw:frame draw:style-name="gr4" draw:text-style-name="P4" xml:id="id3" draw:id="id3" draw:layer="layout" svg:width="1.015cm" svg:height="0.645cm" svg:x="7.762cm" svg:y="3.126cm">
          <draw:text-box>
            <text:p text:style-name="P3"><text:span text:style-name="T1">2</text:span></text:p>
          </draw:text-box>
        </draw:frame>
        <draw:frame draw:style-name="gr4" draw:text-style-name="P4" xml:id="id1" draw:id="id1" draw:layer="layout" svg:width="1.015cm" svg:height="0.645cm" svg:x="8.463cm" svg:y="3.127cm">
          <draw:text-box>
            <text:p text:style-name="P3"><text:span text:style-name="T1">1</text:span></text:p>
          </draw:text-box>
        </draw:frame>
        <draw:frame draw:style-name="gr4" draw:text-style-name="P4" xml:id="id12" draw:id="id12" draw:layer="layout" svg:width="1.27cm" svg:height="0.645cm" svg:x="2.705cm" svg:y="7.505cm">
          <draw:text-box>
            <text:p text:style-name="P3"><text:span text:style-name="T1">HV1</text:span></text:p>
          </draw:text-box>
        </draw:frame>
        <draw:frame draw:style-name="gr4" draw:text-style-name="P4" xml:id="id10" draw:id="id10" draw:layer="layout" svg:width="1.27cm" svg:height="0.645cm" svg:x="3.805cm" svg:y="7.506cm">
          <draw:text-box>
            <text:p text:style-name="P3"><text:span text:style-name="T1">HV2</text:span></text:p>
          </draw:text-box>
        </draw:frame>
        <draw:frame draw:style-name="gr4" draw:text-style-name="P6" xml:id="id5" draw:id="id5" draw:layer="layout" svg:width="1.27cm" svg:height="0.645cm" svg:x="5.005cm" svg:y="7.507cm">
          <draw:text-box>
            <text:p text:style-name="P5"><text:span text:style-name="T2">H</text:span><text:span text:style-name="T2">V</text:span></text:p>
          </draw:text-box>
        </draw:frame>
        <draw:frame draw:style-name="gr5" draw:text-style-name="P4" xml:id="id6" draw:id="id6" draw:layer="layout" svg:width="1.299cm" svg:height="0.696cm" svg:x="5.905cm" svg:y="7.508cm">
          <draw:text-box>
            <text:p text:style-name="P3"><text:span text:style-name="T1">G</text:span><text:span text:style-name="T1">N</text:span><text:span text:style-name="T1">D</text:span></text:p>
          </draw:text-box>
        </draw:frame>
        <draw:frame draw:style-name="gr4" draw:text-style-name="P4" xml:id="id8" draw:id="id8" draw:layer="layout" svg:width="1.27cm" svg:height="0.645cm" svg:x="7.105cm" svg:y="7.508cm">
          <draw:text-box>
            <text:p text:style-name="P3"><text:span text:style-name="T1">H</text:span><text:span text:style-name="T1">V</text:span><text:span text:style-name="T1">3</text:span></text:p>
          </draw:text-box>
        </draw:frame>
        <draw:frame draw:style-name="gr4" draw:text-style-name="P4" draw:layer="layout" svg:width="1.27cm" svg:height="0.645cm" svg:x="8.405cm" svg:y="7.509cm">
          <draw:text-box>
            <text:p text:style-name="P3"><text:span text:style-name="T1">H</text:span><text:span text:style-name="T1">V</text:span><text:span text:style-name="T1">4</text:span></text:p>
          </draw:text-box>
        </draw:frame>
        <draw:frame draw:style-name="gr4" draw:text-style-name="P4" xml:id="id24" draw:id="id24" draw:layer="layout" svg:width="1.27cm" svg:height="0.645cm" svg:x="2.705cm" svg:y="9.106cm">
          <draw:text-box>
            <text:p text:style-name="P3"><text:span text:style-name="T1">LV1</text:span></text:p>
          </draw:text-box>
        </draw:frame>
        <draw:frame draw:style-name="gr4" draw:text-style-name="P4" xml:id="id22" draw:id="id22" draw:layer="layout" svg:width="1.27cm" svg:height="0.645cm" svg:x="3.805cm" svg:y="9.107cm">
          <draw:text-box>
            <text:p text:style-name="P3"><text:span text:style-name="T1">L</text:span><text:span text:style-name="T1">V</text:span><text:span text:style-name="T1">2</text:span></text:p>
          </draw:text-box>
        </draw:frame>
        <draw:frame draw:style-name="gr4" draw:text-style-name="P8" xml:id="id18" draw:id="id18" draw:layer="layout" svg:width="1.27cm" svg:height="0.645cm" svg:x="5.005cm" svg:y="9.108cm">
          <draw:text-box>
            <text:p text:style-name="P7"><text:span text:style-name="T3">L</text:span><text:span text:style-name="T3">V</text:span></text:p>
          </draw:text-box>
        </draw:frame>
        <draw:frame draw:style-name="gr5" draw:text-style-name="P4" xml:id="id19" draw:id="id19" draw:layer="layout" svg:width="1.299cm" svg:height="0.696cm" svg:x="5.905cm" svg:y="9.109cm">
          <draw:text-box>
            <text:p text:style-name="P3"><text:span text:style-name="T1">GND</text:span></text:p>
          </draw:text-box>
        </draw:frame>
        <draw:frame draw:style-name="gr4" draw:text-style-name="P4" xml:id="id20" draw:id="id20" draw:layer="layout" svg:width="1.27cm" svg:height="0.645cm" svg:x="7.105cm" svg:y="9.109cm">
          <draw:text-box>
            <text:p text:style-name="P3"><text:span text:style-name="T1">LV</text:span><text:span text:style-name="T1">3</text:span></text:p>
          </draw:text-box>
        </draw:frame>
        <draw:frame draw:style-name="gr4" draw:text-style-name="P4" draw:layer="layout" svg:width="1.27cm" svg:height="0.645cm" svg:x="8.405cm" svg:y="9.11cm">
          <draw:text-box>
            <text:p text:style-name="P3"><text:span text:style-name="T1">L</text:span><text:span text:style-name="T1">V</text:span><text:span text:style-name="T1">4</text:span></text:p>
          </draw:text-box>
        </draw:frame>
        <draw:connector draw:style-name="gr6" draw:text-style-name="P3" draw:layer="layout" svg:x1="8.97cm" svg:y1="3.772cm" svg:x2="13.06cm" svg:y2="5.256cm" draw:start-shape="id1" draw:start-glue-point="2" draw:end-shape="id2" draw:end-glue-point="3" svg:d="M8970 3772v1484h4090" svg:viewBox="0 0 4091 1485">
          <text:p/>
        </draw:connector>
        <draw:connector draw:style-name="gr7" draw:text-style-name="P3" draw:layer="layout" svg:x1="8.269cm" svg:y1="3.771cm" svg:x2="13.06cm" svg:y2="6.526cm" draw:start-shape="id3" draw:start-glue-point="2" draw:end-shape="id4" draw:end-glue-point="3" svg:d="M8269 3771v2755h4791" svg:viewBox="0 0 4792 2756">
          <text:p/>
        </draw:connector>
        <draw:custom-shape draw:style-name="gr8" draw:text-style-name="P1" xml:id="id2" draw:id="id2" draw:layer="layout" svg:width="3.429cm" svg:height="1.016cm" svg:x="13.06cm" svg:y="4.7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.429cm" svg:height="1.016cm" svg:x="13.06cm" svg:y="6.0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7" draw:id="id17" draw:layer="layout" svg:width="3.429cm" svg:height="1.016cm" svg:x="13.06cm" svg:y="7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7cm" svg:height="0.962cm" svg:x="13.096cm" svg:y="4.802cm">
          <draw:text-box>
            <text:p>GND Rail</text:p>
          </draw:text-box>
        </draw:frame>
        <draw:frame draw:style-name="gr2" draw:text-style-name="P10" draw:layer="layout" svg:width="2.437cm" svg:height="0.962cm" svg:x="13.097cm" svg:y="6.102cm">
          <draw:text-box>
            <text:p text:style-name="P9"><text:span text:style-name="T4">5v </text:span><text:span text:style-name="T4">Rai</text:span><text:span text:style-name="T4">l</text:span></text:p>
          </draw:text-box>
        </draw:frame>
        <draw:frame draw:style-name="gr2" draw:text-style-name="P12" draw:layer="layout" svg:width="2.966cm" svg:height="0.962cm" svg:x="13.098cm" svg:y="7.402cm">
          <draw:text-box>
            <text:p text:style-name="P11"><text:span text:style-name="T5">3.</text:span><text:span text:style-name="T5">3</text:span><text:span text:style-name="T5">v </text:span><text:span text:style-name="T5">R</text:span><text:span text:style-name="T5">ai</text:span><text:span text:style-name="T5">l</text:span></text:p>
          </draw:text-box>
        </draw:frame>
        <draw:connector draw:style-name="gr7" draw:text-style-name="P3" draw:layer="layout" svg:x1="5.64cm" svg:y1="7.507cm" svg:x2="13.06cm" svg:y2="6.526cm" draw:start-shape="id5" draw:start-glue-point="0" draw:end-shape="id4" draw:end-glue-point="3" svg:d="M5640 7507v-981h7420" svg:viewBox="0 0 7421 982">
          <text:p/>
        </draw:connector>
        <draw:connector draw:style-name="gr6" draw:text-style-name="P3" draw:layer="layout" svg:x1="6.554cm" svg:y1="7.508cm" svg:x2="13.06cm" svg:y2="5.256cm" draw:start-shape="id6" draw:start-glue-point="0" draw:end-shape="id2" draw:end-glue-point="3" svg:d="M6554 7508v-2252h6506" svg:viewBox="0 0 6507 2253">
          <text:p/>
        </draw:connector>
        <draw:connector draw:style-name="gr11" draw:text-style-name="P3" draw:layer="layout" svg:x1="6.867cm" svg:y1="3.769cm" svg:x2="7.74cm" svg:y2="7.508cm" draw:start-shape="id7" draw:start-glue-point="2" draw:end-shape="id8" draw:end-glue-point="0" svg:d="M6867 3769v1870h873v1869" svg:viewBox="0 0 874 3740">
          <text:p/>
        </draw:connector>
        <draw:connector draw:style-name="gr11" draw:text-style-name="P3" draw:layer="layout" draw:line-skew="0.443cm" svg:x1="6.166cm" svg:y1="3.768cm" svg:x2="4.44cm" svg:y2="7.506cm" draw:start-shape="id9" draw:start-glue-point="2" draw:end-shape="id10" draw:end-glue-point="0" svg:d="M6166 3768v2312h-1726v1426" svg:viewBox="0 0 1727 3739">
          <text:p/>
        </draw:connector>
        <draw:connector draw:style-name="gr11" draw:text-style-name="P3" draw:layer="layout" draw:line-skew="0.19cm" svg:x1="5.465cm" svg:y1="3.767cm" svg:x2="3.34cm" svg:y2="7.505cm" draw:start-shape="id11" draw:start-glue-point="2" draw:end-shape="id12" draw:end-glue-point="0" svg:d="M5465 3767v2059h-2125v1679" svg:viewBox="0 0 2126 3739">
          <text:p/>
        </draw:connector>
        <draw:custom-shape draw:style-name="gr12" draw:text-style-name="P1" xml:id="id15" draw:id="id15" draw:layer="layout" svg:width="1.143cm" svg:height="0.508cm" svg:x="3.159cm" svg:y="4.556cm">
          <text:p/>
          <draw:enhanced-geometry svg:viewBox="0 0 21600 21600" draw:type="rectangle" draw:enhanced-path="M 0 0 L 21600 0 21600 21600 0 21600 0 0 Z N"/>
        </draw:custom-shape>
        <draw:frame draw:style-name="gr13" draw:text-style-name="P4" xml:id="id14" draw:id="id14" draw:layer="layout" svg:width="1.556cm" svg:height="0.67cm" svg:x="3cm" svg:y="4.521cm">
          <draw:text-box>
            <text:p text:style-name="P3"><text:span text:style-name="T1">R </text:span><text:span text:style-name="T1">7k</text:span><text:span text:style-name="T6">Ω</text:span></text:p>
          </draw:text-box>
        </draw:frame>
        <draw:connector draw:style-name="gr14" draw:text-style-name="P3" draw:layer="layout" svg:x1="3.764cm" svg:y1="3.766cm" svg:x2="3.778cm" svg:y2="4.521cm" draw:start-shape="id13" draw:start-glue-point="2" draw:end-shape="id14" draw:end-glue-point="0" svg:d="M3764 3766v378h14v377" svg:viewBox="0 0 15 756">
          <text:p/>
        </draw:connector>
        <draw:connector draw:style-name="gr14" draw:text-style-name="P3" draw:layer="layout" svg:x1="4.302cm" svg:y1="4.81cm" svg:x2="7.568cm" svg:y2="3.77cm" draw:start-shape="id15" draw:start-glue-point="1" draw:end-shape="id16" draw:end-glue-point="2" svg:d="M4302 4810h3266v-1040" svg:viewBox="0 0 3267 1041">
          <text:p/>
        </draw:connector>
        <draw:connector draw:style-name="gr15" draw:text-style-name="P3" draw:layer="layout" draw:line-skew="1.454cm 0.526cm" svg:x1="13.06cm" svg:y1="7.826cm" svg:x2="5.64cm" svg:y2="9.753cm" draw:start-shape="id17" draw:start-glue-point="3" draw:end-shape="id18" draw:end-glue-point="2" svg:d="M13060 7826h-1939v2953h-5481v-1026" svg:viewBox="0 0 7421 2954">
          <text:p/>
        </draw:connector>
        <draw:connector draw:style-name="gr6" draw:text-style-name="P3" draw:layer="layout" draw:line-skew="0.648cm 0.22cm" svg:x1="13.06cm" svg:y1="5.256cm" svg:x2="6.554cm" svg:y2="9.805cm" draw:start-shape="id2" draw:start-glue-point="3" draw:end-shape="id19" draw:end-glue-point="2" svg:d="M13060 5256h-2281v5269h-4225v-720" svg:viewBox="0 0 6507 5270">
          <text:p/>
        </draw:connector>
        <draw:frame draw:style-name="gr16" draw:text-style-name="P14" xml:id="id39" draw:id="id39" draw:layer="layout" svg:width="0.98cm" svg:height="0.645cm" svg:x="4.602cm" svg:y="16.098cm">
          <draw:text-box>
            <text:p text:style-name="P13"><text:span text:style-name="T1">H1</text:span></text:p>
          </draw:text-box>
        </draw:frame>
        <draw:frame draw:style-name="gr16" draw:text-style-name="P14" xml:id="id38" draw:id="id38" draw:layer="layout" svg:width="0.98cm" svg:height="0.645cm" svg:x="5.702cm" svg:y="16.099cm">
          <draw:text-box>
            <text:p text:style-name="P13"><text:span text:style-name="T1">H</text:span><text:span text:style-name="T1">2</text:span></text:p>
          </draw:text-box>
        </draw:frame>
        <draw:frame draw:style-name="gr16" draw:text-style-name="P14" xml:id="id37" draw:id="id37" draw:layer="layout" svg:width="0.98cm" svg:height="0.645cm" svg:x="6.802cm" svg:y="16.1cm">
          <draw:text-box>
            <text:p text:style-name="P13"><text:span text:style-name="T1">H</text:span><text:span text:style-name="T1">3</text:span></text:p>
          </draw:text-box>
        </draw:frame>
        <draw:frame draw:style-name="gr16" draw:text-style-name="P14" xml:id="id36" draw:id="id36" draw:layer="layout" svg:width="0.98cm" svg:height="0.645cm" svg:x="7.902cm" svg:y="16.101cm">
          <draw:text-box>
            <text:p text:style-name="P13"><text:span text:style-name="T1">H</text:span><text:span text:style-name="T1">4</text:span></text:p>
          </draw:text-box>
        </draw:frame>
        <draw:frame draw:style-name="gr16" draw:text-style-name="P14" xml:id="id35" draw:id="id35" draw:layer="layout" svg:width="0.98cm" svg:height="0.645cm" svg:x="9.002cm" svg:y="16.102cm">
          <draw:text-box>
            <text:p text:style-name="P13"><text:span text:style-name="T1">H5</text:span></text:p>
          </draw:text-box>
        </draw:frame>
        <draw:frame draw:style-name="gr16" draw:text-style-name="P14" xml:id="id34" draw:id="id34" draw:layer="layout" svg:width="0.98cm" svg:height="0.645cm" svg:x="11.202cm" svg:y="16.099cm">
          <draw:text-box>
            <text:p text:style-name="P13"><text:span text:style-name="T1">S</text:span><text:span text:style-name="T1">1</text:span></text:p>
          </draw:text-box>
        </draw:frame>
        <draw:frame draw:style-name="gr16" draw:text-style-name="P14" xml:id="id33" draw:id="id33" draw:layer="layout" svg:width="0.98cm" svg:height="0.645cm" svg:x="12.302cm" svg:y="16.1cm">
          <draw:text-box>
            <text:p text:style-name="P13"><text:span text:style-name="T1">S</text:span><text:span text:style-name="T1">2</text:span></text:p>
          </draw:text-box>
        </draw:frame>
        <draw:frame draw:style-name="gr16" draw:text-style-name="P14" xml:id="id32" draw:id="id32" draw:layer="layout" svg:width="0.98cm" svg:height="0.645cm" svg:x="13.402cm" svg:y="16.101cm">
          <draw:text-box>
            <text:p text:style-name="P13"><text:span text:style-name="T1">S</text:span><text:span text:style-name="T1">3</text:span></text:p>
          </draw:text-box>
        </draw:frame>
        <draw:frame draw:style-name="gr16" draw:text-style-name="P14" xml:id="id31" draw:id="id31" draw:layer="layout" svg:width="0.98cm" svg:height="0.645cm" svg:x="14.502cm" svg:y="16.102cm">
          <draw:text-box>
            <text:p text:style-name="P13"><text:span text:style-name="T1">S</text:span><text:span text:style-name="T1">4</text:span></text:p>
          </draw:text-box>
        </draw:frame>
        <draw:frame draw:style-name="gr16" draw:text-style-name="P14" xml:id="id30" draw:id="id30" draw:layer="layout" svg:width="0.98cm" svg:height="0.645cm" svg:x="16.602cm" svg:y="16.103cm">
          <draw:text-box>
            <text:p text:style-name="P13"><text:span text:style-name="T1">T</text:span><text:span text:style-name="T1">R</text:span></text:p>
          </draw:text-box>
        </draw:frame>
        <draw:custom-shape draw:style-name="gr17" draw:text-style-name="P1" draw:layer="layout" svg:width="20.32cm" svg:height="0.762cm" svg:x="1.254cm" svg:y="12.30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15cm" svg:height="0.645cm" svg:x="1.255cm" svg:y="12.395cm">
          <draw:text-box>
            <text:p text:style-name="P3"><text:span text:style-name="T1">40</text:span></text:p>
          </draw:text-box>
        </draw:frame>
        <draw:frame draw:style-name="gr4" draw:text-style-name="P4" draw:layer="layout" svg:width="1.015cm" svg:height="0.645cm" svg:x="1.756cm" svg:y="12.396cm">
          <draw:text-box>
            <text:p text:style-name="P3"><text:span text:style-name="T1">39</text:span></text:p>
          </draw:text-box>
        </draw:frame>
        <draw:frame draw:style-name="gr4" draw:text-style-name="P4" draw:layer="layout" svg:width="1.015cm" svg:height="0.645cm" svg:x="2.257cm" svg:y="12.397cm">
          <draw:text-box>
            <text:p text:style-name="P3"><text:span text:style-name="T1">38</text:span></text:p>
          </draw:text-box>
        </draw:frame>
        <draw:frame draw:style-name="gr4" draw:text-style-name="P4" xml:id="id44" draw:id="id44" draw:layer="layout" svg:width="1.015cm" svg:height="0.645cm" svg:x="2.758cm" svg:y="12.398cm">
          <draw:text-box>
            <text:p text:style-name="P3"><text:span text:style-name="T1">37</text:span></text:p>
          </draw:text-box>
        </draw:frame>
        <draw:frame draw:style-name="gr4" draw:text-style-name="P4" xml:id="id45" draw:id="id45" draw:layer="layout" svg:width="1.015cm" svg:height="0.645cm" svg:x="3.259cm" svg:y="12.399cm">
          <draw:text-box>
            <text:p text:style-name="P3"><text:span text:style-name="T1">36</text:span></text:p>
          </draw:text-box>
        </draw:frame>
        <draw:frame draw:style-name="gr4" draw:text-style-name="P4" draw:layer="layout" svg:width="1.015cm" svg:height="0.645cm" svg:x="3.76cm" svg:y="12.4cm">
          <draw:text-box>
            <text:p text:style-name="P3"><text:span text:style-name="T1">35</text:span></text:p>
          </draw:text-box>
        </draw:frame>
        <draw:frame draw:style-name="gr4" draw:text-style-name="P4" draw:layer="layout" svg:width="1.015cm" svg:height="0.645cm" svg:x="4.261cm" svg:y="12.401cm">
          <draw:text-box>
            <text:p text:style-name="P3"><text:span text:style-name="T1">34</text:span></text:p>
          </draw:text-box>
        </draw:frame>
        <draw:frame draw:style-name="gr4" draw:text-style-name="P4" xml:id="id46" draw:id="id46" draw:layer="layout" svg:width="1.015cm" svg:height="0.645cm" svg:x="4.762cm" svg:y="12.402cm">
          <draw:text-box>
            <text:p text:style-name="P3"><text:span text:style-name="T1">33</text:span></text:p>
          </draw:text-box>
        </draw:frame>
        <draw:frame draw:style-name="gr4" draw:text-style-name="P4" xml:id="id47" draw:id="id47" draw:layer="layout" svg:width="1.015cm" svg:height="0.645cm" svg:x="5.263cm" svg:y="12.403cm">
          <draw:text-box>
            <text:p text:style-name="P3"><text:span text:style-name="T1">32</text:span></text:p>
          </draw:text-box>
        </draw:frame>
        <draw:frame draw:style-name="gr4" draw:text-style-name="P4" draw:layer="layout" svg:width="1.015cm" svg:height="0.645cm" svg:x="5.764cm" svg:y="12.404cm">
          <draw:text-box>
            <text:p text:style-name="P3"><text:span text:style-name="T1">31</text:span></text:p>
          </draw:text-box>
        </draw:frame>
        <draw:frame draw:style-name="gr4" draw:text-style-name="P4" draw:layer="layout" svg:width="1.015cm" svg:height="0.645cm" svg:x="6.265cm" svg:y="12.405cm">
          <draw:text-box>
            <text:p text:style-name="P3"><text:span text:style-name="T1">30</text:span></text:p>
          </draw:text-box>
        </draw:frame>
        <draw:frame draw:style-name="gr4" draw:text-style-name="P4" draw:layer="layout" svg:width="1.015cm" svg:height="0.645cm" svg:x="6.756cm" svg:y="12.396cm">
          <draw:text-box>
            <text:p text:style-name="P3"><text:span text:style-name="T1">29</text:span></text:p>
          </draw:text-box>
        </draw:frame>
        <draw:frame draw:style-name="gr4" draw:text-style-name="P4" draw:layer="layout" svg:width="1.015cm" svg:height="0.645cm" svg:x="7.258cm" svg:y="12.398cm">
          <draw:text-box>
            <text:p text:style-name="P3"><text:span text:style-name="T1">28</text:span></text:p>
          </draw:text-box>
        </draw:frame>
        <draw:frame draw:style-name="gr4" draw:text-style-name="P4" draw:layer="layout" svg:width="1.015cm" svg:height="0.645cm" svg:x="7.759cm" svg:y="12.399cm">
          <draw:text-box>
            <text:p text:style-name="P3"><text:span text:style-name="T1">27</text:span></text:p>
          </draw:text-box>
        </draw:frame>
        <draw:frame draw:style-name="gr4" draw:text-style-name="P4" draw:layer="layout" svg:width="1.015cm" svg:height="0.645cm" svg:x="8.26cm" svg:y="12.4cm">
          <draw:text-box>
            <text:p text:style-name="P3"><text:span text:style-name="T1">26</text:span></text:p>
          </draw:text-box>
        </draw:frame>
        <draw:frame draw:style-name="gr4" draw:text-style-name="P4" draw:layer="layout" svg:width="1.015cm" svg:height="0.645cm" svg:x="8.761cm" svg:y="12.401cm">
          <draw:text-box>
            <text:p text:style-name="P3"><text:span text:style-name="T1">2</text:span><text:span text:style-name="T1">5</text:span></text:p>
          </draw:text-box>
        </draw:frame>
        <draw:frame draw:style-name="gr4" draw:text-style-name="P16" xml:id="id21" draw:id="id21" draw:layer="layout" svg:width="1.015cm" svg:height="0.645cm" svg:x="9.262cm" svg:y="12.402cm">
          <draw:text-box>
            <text:p text:style-name="P15"><text:span text:style-name="T7">24</text:span></text:p>
          </draw:text-box>
        </draw:frame>
        <draw:frame draw:style-name="gr4" draw:text-style-name="P16" xml:id="id25" draw:id="id25" draw:layer="layout" svg:width="1.015cm" svg:height="0.645cm" svg:x="9.763cm" svg:y="12.403cm">
          <draw:text-box>
            <text:p text:style-name="P15"><text:span text:style-name="T7">23</text:span></text:p>
          </draw:text-box>
        </draw:frame>
        <draw:frame draw:style-name="gr4" draw:text-style-name="P4" xml:id="id48" draw:id="id48" draw:layer="layout" svg:width="1.015cm" svg:height="0.645cm" svg:x="10.264cm" svg:y="12.404cm">
          <draw:text-box>
            <text:p text:style-name="P3"><text:span text:style-name="T1">2</text:span><text:span text:style-name="T1">2</text:span></text:p>
          </draw:text-box>
        </draw:frame>
        <draw:frame draw:style-name="gr4" draw:text-style-name="P4" draw:layer="layout" svg:width="1.015cm" svg:height="0.645cm" svg:x="10.765cm" svg:y="12.405cm">
          <draw:text-box>
            <text:p text:style-name="P3"><text:span text:style-name="T1">21</text:span></text:p>
          </draw:text-box>
        </draw:frame>
        <draw:frame draw:style-name="gr4" draw:text-style-name="P4" draw:layer="layout" svg:width="1.015cm" svg:height="0.645cm" svg:x="11.256cm" svg:y="12.396cm">
          <draw:text-box>
            <text:p text:style-name="P3"><text:span text:style-name="T1">20</text:span></text:p>
          </draw:text-box>
        </draw:frame>
        <draw:frame draw:style-name="gr4" draw:text-style-name="P16" xml:id="id23" draw:id="id23" draw:layer="layout" svg:width="1.015cm" svg:height="0.645cm" svg:x="11.757cm" svg:y="12.397cm">
          <draw:text-box>
            <text:p text:style-name="P15"><text:span text:style-name="T7">19</text:span></text:p>
          </draw:text-box>
        </draw:frame>
        <draw:frame draw:style-name="gr4" draw:text-style-name="P4" draw:layer="layout" svg:width="1.015cm" svg:height="0.645cm" svg:x="12.258cm" svg:y="12.398cm">
          <draw:text-box>
            <text:p text:style-name="P3"><text:span text:style-name="T1">18</text:span></text:p>
          </draw:text-box>
        </draw:frame>
        <draw:frame draw:style-name="gr4" draw:text-style-name="P4" draw:layer="layout" svg:width="1.015cm" svg:height="0.645cm" svg:x="12.759cm" svg:y="12.399cm">
          <draw:text-box>
            <text:p text:style-name="P3"><text:span text:style-name="T1">17</text:span></text:p>
          </draw:text-box>
        </draw:frame>
        <draw:frame draw:style-name="gr4" draw:text-style-name="P4" xml:id="id49" draw:id="id49" draw:layer="layout" svg:width="1.015cm" svg:height="0.645cm" svg:x="13.26cm" svg:y="12.4cm">
          <draw:text-box>
            <text:p text:style-name="P3"><text:span text:style-name="T1">16</text:span></text:p>
          </draw:text-box>
        </draw:frame>
        <draw:frame draw:style-name="gr4" draw:text-style-name="P4" xml:id="id50" draw:id="id50" draw:layer="layout" svg:width="1.015cm" svg:height="0.645cm" svg:x="13.761cm" svg:y="12.401cm">
          <draw:text-box>
            <text:p text:style-name="P3"><text:span text:style-name="T1">1</text:span><text:span text:style-name="T1">5</text:span></text:p>
          </draw:text-box>
        </draw:frame>
        <draw:frame draw:style-name="gr4" draw:text-style-name="P4" draw:layer="layout" svg:width="1.015cm" svg:height="0.645cm" svg:x="14.262cm" svg:y="12.402cm">
          <draw:text-box>
            <text:p text:style-name="P3"><text:span text:style-name="T1">1</text:span><text:span text:style-name="T1">4</text:span></text:p>
          </draw:text-box>
        </draw:frame>
        <draw:frame draw:style-name="gr4" draw:text-style-name="P4" xml:id="id51" draw:id="id51" draw:layer="layout" svg:width="1.015cm" svg:height="0.645cm" svg:x="14.763cm" svg:y="12.403cm">
          <draw:text-box>
            <text:p text:style-name="P3"><text:span text:style-name="T1">13</text:span></text:p>
          </draw:text-box>
        </draw:frame>
        <draw:frame draw:style-name="gr4" draw:text-style-name="P4" xml:id="id52" draw:id="id52" draw:layer="layout" svg:width="1.015cm" svg:height="0.645cm" svg:x="15.264cm" svg:y="12.404cm">
          <draw:text-box>
            <text:p text:style-name="P3"><text:span text:style-name="T1">12</text:span></text:p>
          </draw:text-box>
        </draw:frame>
        <draw:frame draw:style-name="gr4" draw:text-style-name="P4" xml:id="id53" draw:id="id53" draw:layer="layout" svg:width="1.015cm" svg:height="0.645cm" svg:x="15.765cm" svg:y="12.405cm">
          <draw:text-box>
            <text:p text:style-name="P3"><text:span text:style-name="T1">1</text:span><text:span text:style-name="T1">1</text:span></text:p>
          </draw:text-box>
        </draw:frame>
        <draw:frame draw:style-name="gr4" draw:text-style-name="P4" draw:layer="layout" svg:width="1.015cm" svg:height="0.645cm" svg:x="16.266cm" svg:y="12.406cm">
          <draw:text-box>
            <text:p text:style-name="P3"><text:span text:style-name="T1">1</text:span><text:span text:style-name="T1">0</text:span></text:p>
          </draw:text-box>
        </draw:frame>
        <draw:frame draw:style-name="gr4" draw:text-style-name="P4" draw:layer="layout" svg:width="0.661cm" svg:height="0.645cm" svg:x="16.857cm" svg:y="12.397cm">
          <draw:text-box>
            <text:p text:style-name="P3"><text:span text:style-name="T1">9</text:span></text:p>
          </draw:text-box>
        </draw:frame>
        <draw:frame draw:style-name="gr4" draw:text-style-name="P4" draw:layer="layout" svg:width="0.667cm" svg:height="0.645cm" svg:x="17.359cm" svg:y="12.399cm">
          <draw:text-box>
            <text:p text:style-name="P3"><text:span text:style-name="T1">8</text:span></text:p>
          </draw:text-box>
        </draw:frame>
        <draw:frame draw:style-name="gr4" draw:text-style-name="P4" draw:layer="layout" svg:width="0.674cm" svg:height="0.645cm" svg:x="17.86cm" svg:y="12.4cm">
          <draw:text-box>
            <text:p text:style-name="P3"><text:span text:style-name="T1">7</text:span></text:p>
          </draw:text-box>
        </draw:frame>
        <draw:frame draw:style-name="gr4" draw:text-style-name="P4" xml:id="id27" draw:id="id27" draw:layer="layout" svg:width="0.681cm" svg:height="0.645cm" svg:x="18.361cm" svg:y="12.401cm">
          <draw:text-box>
            <text:p text:style-name="P3"><text:span text:style-name="T1">6</text:span></text:p>
          </draw:text-box>
        </draw:frame>
        <draw:frame draw:style-name="gr4" draw:text-style-name="P4" draw:layer="layout" svg:width="0.688cm" svg:height="0.645cm" svg:x="18.862cm" svg:y="12.402cm">
          <draw:text-box>
            <text:p text:style-name="P3"><text:span text:style-name="T1">5</text:span></text:p>
          </draw:text-box>
        </draw:frame>
        <draw:frame draw:style-name="gr4" draw:text-style-name="P6" xml:id="id26" draw:id="id26" draw:layer="layout" svg:width="0.695cm" svg:height="0.645cm" svg:x="19.363cm" svg:y="12.403cm">
          <draw:text-box>
            <text:p text:style-name="P5"><text:span text:style-name="T2">4</text:span></text:p>
          </draw:text-box>
        </draw:frame>
        <draw:frame draw:style-name="gr4" draw:text-style-name="P4" draw:layer="layout" svg:width="0.702cm" svg:height="0.645cm" svg:x="19.864cm" svg:y="12.404cm">
          <draw:text-box>
            <text:p text:style-name="P3"><text:span text:style-name="T1">3</text:span></text:p>
          </draw:text-box>
        </draw:frame>
        <draw:frame draw:style-name="gr4" draw:text-style-name="P4" draw:layer="layout" svg:width="0.709cm" svg:height="0.645cm" svg:x="20.365cm" svg:y="12.405cm">
          <draw:text-box>
            <text:p text:style-name="P3"><text:span text:style-name="T1">2</text:span></text:p>
          </draw:text-box>
        </draw:frame>
        <draw:frame draw:style-name="gr4" draw:text-style-name="P8" xml:id="id28" draw:id="id28" draw:layer="layout" svg:width="0.616cm" svg:height="0.645cm" svg:x="20.866cm" svg:y="12.406cm">
          <draw:text-box>
            <text:p text:style-name="P7"><text:span text:style-name="T3">1</text:span></text:p>
          </draw:text-box>
        </draw:frame>
        <draw:connector draw:style-name="gr11" draw:text-style-name="P3" draw:layer="layout" draw:line-skew="0.463cm" svg:x1="7.74cm" svg:y1="9.754cm" svg:x2="9.769cm" svg:y2="12.402cm" draw:start-shape="id20" draw:start-glue-point="2" draw:end-shape="id21" draw:end-glue-point="0" svg:d="M7740 9754v1787h2029v861" svg:viewBox="0 0 2030 2649">
          <text:p/>
        </draw:connector>
        <draw:connector draw:style-name="gr11" draw:text-style-name="P3" draw:layer="layout" draw:line-skew="-0.042cm" svg:x1="4.44cm" svg:y1="9.752cm" svg:x2="12.264cm" svg:y2="12.397cm" draw:start-shape="id22" draw:start-glue-point="2" draw:end-shape="id23" draw:end-glue-point="0" svg:d="M4440 9752v1281h7824v1364" svg:viewBox="0 0 7825 2646">
          <text:p/>
        </draw:connector>
        <draw:connector draw:style-name="gr11" draw:text-style-name="P3" draw:layer="layout" draw:line-skew="0.21cm" svg:x1="3.34cm" svg:y1="9.751cm" svg:x2="10.27cm" svg:y2="12.403cm" draw:start-shape="id24" draw:start-glue-point="2" draw:end-shape="id25" draw:end-glue-point="0" svg:d="M3340 9751v1536h6930v1116" svg:viewBox="0 0 6931 2653">
          <text:p/>
        </draw:connector>
        <draw:connector draw:style-name="gr7" draw:text-style-name="P3" draw:layer="layout" svg:x1="16.489cm" svg:y1="6.526cm" svg:x2="19.71cm" svg:y2="12.403cm" draw:start-shape="id4" draw:start-glue-point="1" draw:end-shape="id26" draw:end-glue-point="0" svg:d="M16489 6526h3221v5877" svg:viewBox="0 0 3222 5878">
          <text:p/>
        </draw:connector>
        <draw:connector draw:style-name="gr6" draw:text-style-name="P3" draw:layer="layout" svg:x1="16.489cm" svg:y1="5.256cm" svg:x2="18.701cm" svg:y2="12.401cm" draw:start-shape="id2" draw:start-glue-point="1" draw:end-shape="id27" draw:end-glue-point="0" svg:d="M16489 5256h2212v7145" svg:viewBox="0 0 2213 7146">
          <text:p/>
        </draw:connector>
        <draw:connector draw:style-name="gr15" draw:text-style-name="P3" draw:layer="layout" svg:x1="16.489cm" svg:y1="7.826cm" svg:x2="21.174cm" svg:y2="12.406cm" draw:start-shape="id17" draw:start-glue-point="1" draw:end-shape="id28" draw:end-glue-point="0" svg:d="M16489 7826h4685v4580" svg:viewBox="0 0 4686 4581">
          <text:p/>
        </draw:connector>
        <draw:frame draw:style-name="gr18" draw:text-style-name="P12" xml:id="id29" draw:id="id29" draw:layer="layout" svg:width="2.966cm" svg:height="0.962cm" svg:x="9.174cm" svg:y="17.818cm">
          <draw:text-box>
            <text:p text:style-name="P11"><text:span text:style-name="T5">3.</text:span><text:span text:style-name="T5">3</text:span><text:span text:style-name="T5">v </text:span><text:span text:style-name="T5">R</text:span><text:span text:style-name="T5">ai</text:span><text:span text:style-name="T5">l</text:span></text:p>
          </draw:text-box>
        </draw:frame>
        <draw:connector draw:style-name="gr15" draw:text-style-name="P3" draw:layer="layout" svg:x1="21.174cm" svg:y1="13.051cm" svg:x2="12.14cm" svg:y2="18.299cm" draw:start-shape="id28" draw:start-glue-point="2" draw:end-shape="id29" draw:end-glue-point="1" svg:d="M21174 13051v5248h-9034" svg:viewBox="0 0 9035 5249">
          <text:p/>
        </draw:connector>
        <draw:connector draw:style-name="gr15" draw:text-style-name="P3" draw:layer="layout" svg:x1="10.657cm" svg:y1="17.818cm" svg:x2="17.092cm" svg:y2="16.748cm" draw:start-shape="id29" draw:start-glue-point="0" draw:end-shape="id30" draw:end-glue-point="2" svg:d="M10657 17818v-535h6435v-535" svg:viewBox="0 0 6436 1071">
          <text:p/>
        </draw:connector>
        <draw:connector draw:style-name="gr15" draw:text-style-name="P3" draw:layer="layout" svg:x1="10.657cm" svg:y1="17.818cm" svg:x2="14.992cm" svg:y2="16.747cm" draw:start-shape="id29" draw:start-glue-point="0" draw:end-shape="id31" draw:end-glue-point="2" svg:d="M10657 17818v-535h4335v-536" svg:viewBox="0 0 4336 1072">
          <text:p/>
        </draw:connector>
        <draw:connector draw:style-name="gr15" draw:text-style-name="P3" draw:layer="layout" svg:x1="10.657cm" svg:y1="17.818cm" svg:x2="13.892cm" svg:y2="16.746cm" draw:start-shape="id29" draw:start-glue-point="0" draw:end-shape="id32" svg:d="M10657 17818v-536h3235v-536" svg:viewBox="0 0 3236 1073">
          <text:p/>
        </draw:connector>
        <draw:connector draw:style-name="gr15" draw:text-style-name="P3" draw:layer="layout" svg:x1="10.657cm" svg:y1="17.818cm" svg:x2="12.792cm" svg:y2="16.745cm" draw:start-shape="id29" draw:start-glue-point="0" draw:end-shape="id33" draw:end-glue-point="2" svg:d="M10657 17818v-536h2135v-537" svg:viewBox="0 0 2136 1074">
          <text:p/>
        </draw:connector>
        <draw:connector draw:style-name="gr15" draw:text-style-name="P3" draw:layer="layout" svg:x1="10.657cm" svg:y1="17.818cm" svg:x2="11.692cm" svg:y2="16.744cm" draw:start-shape="id29" draw:start-glue-point="0" draw:end-shape="id34" draw:end-glue-point="2" svg:d="M10657 17818v-537h1035v-537" svg:viewBox="0 0 1036 1075">
          <text:p/>
        </draw:connector>
        <draw:connector draw:style-name="gr15" draw:text-style-name="P3" draw:layer="layout" svg:x1="10.657cm" svg:y1="17.818cm" svg:x2="9.492cm" svg:y2="16.747cm" draw:start-shape="id29" draw:start-glue-point="0" draw:end-shape="id35" draw:end-glue-point="2" svg:d="M10657 17818v-535h-1165v-536" svg:viewBox="0 0 1166 1072">
          <text:p/>
        </draw:connector>
        <draw:connector draw:style-name="gr15" draw:text-style-name="P3" draw:layer="layout" svg:x1="10.657cm" svg:y1="17.818cm" svg:x2="8.392cm" svg:y2="16.746cm" draw:start-shape="id29" draw:start-glue-point="0" draw:end-shape="id36" draw:end-glue-point="2" svg:d="M10657 17818v-536h-2265v-536" svg:viewBox="0 0 2266 1073">
          <text:p/>
        </draw:connector>
        <draw:connector draw:style-name="gr15" draw:text-style-name="P3" draw:layer="layout" svg:x1="10.657cm" svg:y1="17.818cm" svg:x2="7.292cm" svg:y2="16.745cm" draw:start-shape="id29" draw:start-glue-point="0" draw:end-shape="id37" svg:d="M10657 17818v-536h-3365v-537" svg:viewBox="0 0 3366 1074">
          <text:p/>
        </draw:connector>
        <draw:connector draw:style-name="gr15" draw:text-style-name="P3" draw:layer="layout" svg:x1="10.657cm" svg:y1="17.818cm" svg:x2="6.192cm" svg:y2="16.744cm" draw:start-shape="id29" draw:start-glue-point="0" draw:end-shape="id38" draw:end-glue-point="2" svg:d="M10657 17818v-537h-4465v-537" svg:viewBox="0 0 4466 1075">
          <text:p/>
        </draw:connector>
        <draw:connector draw:style-name="gr15" draw:text-style-name="P3" draw:layer="layout" svg:x1="10.657cm" svg:y1="17.818cm" svg:x2="5.092cm" svg:y2="16.743cm" draw:start-shape="id29" draw:start-glue-point="0" draw:end-shape="id39" draw:end-glue-point="2" svg:d="M10657 17818v-537h-5565v-538" svg:viewBox="0 0 5566 1076">
          <text:p/>
        </draw:connector>
        <draw:connector draw:style-name="gr6" draw:text-style-name="P3" draw:layer="layout" svg:x1="1.762cm" svg:y1="3.764cm" svg:x2="13.06cm" svg:y2="5.256cm" draw:start-shape="id40" draw:start-glue-point="2" draw:end-shape="id2" draw:end-glue-point="3" svg:d="M1762 3764v1492h11298" svg:viewBox="0 0 11299 1493">
          <text:p/>
        </draw:connector>
        <draw:custom-shape draw:style-name="gr12" draw:text-style-name="P1" xml:id="id43" draw:id="id43" draw:layer="layout" svg:width="1.143cm" svg:height="0.508cm" svg:x="1.759cm" svg:y="6.056cm">
          <text:p/>
          <draw:enhanced-geometry svg:viewBox="0 0 21600 21600" draw:type="rectangle" draw:enhanced-path="M 0 0 L 21600 0 21600 21600 0 21600 0 0 Z N"/>
        </draw:custom-shape>
        <draw:frame draw:style-name="gr13" draw:text-style-name="P4" xml:id="id42" draw:id="id42" draw:layer="layout" svg:width="1.556cm" svg:height="0.67cm" svg:x="1.6cm" svg:y="6.021cm">
          <draw:text-box>
            <text:p text:style-name="P3"><text:span text:style-name="T1">R ?</text:span><text:span text:style-name="T6">Ω</text:span></text:p>
          </draw:text-box>
        </draw:frame>
        <draw:connector draw:style-name="gr7" draw:text-style-name="P3" draw:layer="layout" svg:x1="2.363cm" svg:y1="3.765cm" svg:x2="2.378cm" svg:y2="6.021cm" draw:start-shape="id41" draw:start-glue-point="2" draw:end-shape="id42" draw:end-glue-point="0" svg:d="M2363 3765v1128h15v1128" svg:viewBox="0 0 16 2257">
          <text:p/>
        </draw:connector>
        <draw:connector draw:style-name="gr7" draw:text-style-name="P3" draw:layer="layout" svg:x1="2.902cm" svg:y1="6.31cm" svg:x2="13.06cm" svg:y2="6.526cm" draw:start-shape="id43" draw:start-glue-point="1" draw:end-shape="id4" draw:end-glue-point="3" svg:d="M2902 6310h5078v216h5080" svg:viewBox="0 0 10159 217">
          <text:p/>
        </draw:connector>
        <draw:connector draw:style-name="gr19" draw:text-style-name="P3" draw:layer="layout" draw:line-skew="0.527cm" svg:x1="5.092cm" svg:y1="16.098cm" svg:x2="3.265cm" svg:y2="13.043cm" draw:start-shape="id39" draw:start-glue-point="0" draw:end-shape="id44" svg:d="M5092 16098v-1001h-1827v-2054" svg:viewBox="0 0 1828 3056">
          <text:p/>
        </draw:connector>
        <draw:connector draw:style-name="gr19" draw:text-style-name="P3" draw:layer="layout" draw:line-skew="0.272cm" svg:x1="6.192cm" svg:y1="16.099cm" svg:x2="3.766cm" svg:y2="13.044cm" draw:start-shape="id38" draw:start-glue-point="0" draw:end-shape="id45" svg:d="M6192 16099v-1256h-2426v-1799" svg:viewBox="0 0 2427 3056">
          <text:p/>
        </draw:connector>
        <draw:connector draw:style-name="gr19" draw:text-style-name="P3" draw:layer="layout" draw:line-skew="0.016cm" svg:x1="7.292cm" svg:y1="16.1cm" svg:x2="5.269cm" svg:y2="13.047cm" draw:start-shape="id37" draw:start-glue-point="0" draw:end-shape="id46" draw:end-glue-point="2" svg:d="M7292 16100v-1511h-2023v-1542" svg:viewBox="0 0 2024 3054">
          <text:p/>
        </draw:connector>
        <draw:connector draw:style-name="gr19" draw:text-style-name="P3" draw:layer="layout" draw:line-skew="-0.239cm" svg:x1="8.392cm" svg:y1="16.101cm" svg:x2="5.77cm" svg:y2="13.048cm" draw:start-shape="id36" draw:start-glue-point="0" draw:end-shape="id47" svg:d="M8392 16101v-1766h-2622v-1287" svg:viewBox="0 0 2623 3054">
          <text:p/>
        </draw:connector>
        <draw:connector draw:style-name="gr19" draw:text-style-name="P3" draw:layer="layout" draw:line-skew="-0.24cm" svg:x1="9.492cm" svg:y1="16.102cm" svg:x2="10.771cm" svg:y2="13.049cm" draw:start-shape="id35" draw:start-glue-point="0" draw:end-shape="id48" svg:d="M9492 16102v-1767h1279v-1286" svg:viewBox="0 0 1280 3054">
          <text:p/>
        </draw:connector>
        <draw:connector draw:style-name="gr19" draw:text-style-name="P3" draw:layer="layout" draw:line-skew="-0.237cm" svg:x1="11.692cm" svg:y1="16.099cm" svg:x2="13.767cm" svg:y2="13.045cm" draw:start-shape="id34" draw:start-glue-point="0" draw:end-shape="id49" draw:end-glue-point="2" svg:d="M11692 16099v-1764h2075v-1290" svg:viewBox="0 0 2076 3055">
          <text:p/>
        </draw:connector>
        <draw:connector draw:style-name="gr19" draw:text-style-name="P3" draw:layer="layout" draw:line-skew="0.016cm" svg:x1="12.792cm" svg:y1="16.1cm" svg:x2="14.268cm" svg:y2="13.046cm" draw:start-shape="id33" draw:start-glue-point="0" draw:end-shape="id50" draw:end-glue-point="2" svg:d="M12792 16100v-1511h1476v-1543" svg:viewBox="0 0 1477 3055">
          <text:p/>
        </draw:connector>
        <draw:connector draw:style-name="gr19" draw:text-style-name="P3" draw:layer="layout" draw:line-skew="0.269cm" svg:x1="13.892cm" svg:y1="16.101cm" svg:x2="15.27cm" svg:y2="13.048cm" draw:start-shape="id32" draw:start-glue-point="0" draw:end-shape="id51" draw:end-glue-point="2" svg:d="M13892 16101v-1258h1378v-1795" svg:viewBox="0 0 1379 3054">
          <text:p/>
        </draw:connector>
        <draw:connector draw:style-name="gr19" draw:text-style-name="P3" draw:layer="layout" draw:line-skew="0.522cm" svg:x1="14.992cm" svg:y1="16.102cm" svg:x2="15.771cm" svg:y2="13.049cm" draw:start-shape="id31" draw:start-glue-point="0" draw:end-shape="id52" draw:end-glue-point="2" svg:d="M14992 16102v-1005h779v-2048" svg:viewBox="0 0 780 3054">
          <text:p/>
        </draw:connector>
        <draw:connector draw:style-name="gr19" draw:text-style-name="P3" draw:layer="layout" draw:line-skew="0.521cm" svg:x1="17.092cm" svg:y1="16.103cm" svg:x2="16.272cm" svg:y2="13.05cm" draw:start-shape="id30" draw:start-glue-point="0" draw:end-shape="id53" draw:end-glue-point="2" svg:d="M17092 16103v-1006h-820v-2047" svg:viewBox="0 0 821 30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8T12:51:07.846466378</meta:creation-date>
    <dc:date>2020-06-28T21:30:32.343926953</dc:date>
    <meta:editing-duration>PT5H35M52S</meta:editing-duration>
    <meta:editing-cycles>4</meta:editing-cycles>
    <meta:generator>LibreOffice/6.0.7.3$Linux_X86_64 LibreOffice_project/00m0$Build-3</meta:generator>
    <meta:document-statistic meta:object-count="128"/>
  </office:meta>
</office:document-meta>
</file>